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line-height="107%" fo:margin-left="-0.0138in" fo:margin-right="-0.0138in">
        <style:tab-stops/>
      </style:paragraph-properties>
    </style:style>
    <style:style style:name="T2" style:parent-style-name="Fuentedepárrafopredeter." style:family="text">
      <style:text-properties style:font-name="Calibri" style:font-name-asian="Calibri" style:font-name-complex="Calibri" fo:language="es"/>
    </style:style>
    <style:style style:name="P3" style:parent-style-name="Normal" style:family="paragraph">
      <style:paragraph-properties fo:line-height="107%" fo:margin-left="-0.0138in" fo:margin-right="-0.0138in">
        <style:tab-stops/>
      </style:paragraph-properties>
    </style:style>
    <style:style style:name="T4" style:parent-style-name="Fuentedepárrafopredeter." style:family="text">
      <style:text-properties style:font-name="Calibri" style:font-name-asian="Calibri" style:font-name-complex="Calibri" fo:language="es"/>
    </style:style>
    <style:style style:name="T5" style:parent-style-name="Fuentedepárrafopredeter." style:family="text">
      <style:text-properties style:font-name="Calibri" style:font-name-asian="Calibri" style:font-name-complex="Calibri" fo:language="es"/>
    </style:style>
    <style:style style:name="P6" style:parent-style-name="Normal" style:family="paragraph">
      <style:text-properties style:font-name="Calibri" style:font-name-asian="Calibri" style:font-name-complex="Calibri" fo:language="es"/>
    </style:style>
    <style:style style:name="P7" style:parent-style-name="Normal" style:family="paragraph">
      <style:text-properties style:font-name="Calibri" style:font-name-asian="Calibri" style:font-name-complex="Calibri" fo:language="es"/>
    </style:style>
    <style:style style:name="P8" style:parent-style-name="Normal" style:family="paragraph">
      <style:text-properties style:font-name="Calibri" style:font-name-asian="Calibri" style:font-name-complex="Calibri" fo:language="es"/>
    </style:style>
    <style:style style:name="P9" style:parent-style-name="Normal" style:family="paragraph">
      <style:text-properties style:font-name="Calibri" style:font-name-asian="Calibri" style:font-name-complex="Calibri" fo:language="es"/>
    </style:style>
    <style:style style:name="P10" style:parent-style-name="Normal" style:family="paragraph">
      <style:text-properties style:font-name="Calibri" style:font-name-asian="Calibri" style:font-name-complex="Calibri" fo:language="es"/>
    </style:style>
    <style:style style:name="T11" style:parent-style-name="Fuentedepárrafopredeter." style:family="text">
      <style:text-properties style:font-name="Calibri" style:font-name-asian="Calibri" style:font-name-complex="Calibri" fo:language="es"/>
    </style:style>
    <style:style style:name="P12" style:parent-style-name="Normal" style:family="paragraph">
      <style:text-properties style:font-name="Calibri" style:font-name-asian="Calibri" style:font-name-complex="Calibri" fo:language="es"/>
    </style:style>
    <style:style style:name="P13" style:parent-style-name="Normal" style:family="paragraph">
      <style:text-properties style:font-name="Calibri" style:font-name-asian="Calibri" style:font-name-complex="Calibri" fo:language="es"/>
    </style:style>
    <style:style style:name="P14" style:parent-style-name="Normal" style:family="paragraph">
      <style:text-properties style:font-name="Calibri" style:font-name-asian="Calibri" style:font-name-complex="Calibri" fo:language="es"/>
    </style:style>
    <style:style style:name="P15" style:parent-style-name="Normal" style:family="paragraph">
      <style:text-properties style:font-name="Calibri" style:font-name-asian="Calibri" style:font-name-complex="Calibri" fo:language="es"/>
    </style:style>
    <style:style style:name="P16" style:parent-style-name="Normal" style:family="paragraph">
      <style:text-properties style:font-name="Calibri" style:font-name-asian="Calibri" style:font-name-complex="Calibri" fo:language="es"/>
    </style:style>
    <style:style style:name="P17" style:parent-style-name="Normal" style:family="paragraph">
      <style:text-properties style:font-name="Calibri" style:font-name-asian="Calibri" style:font-name-complex="Calibri" fo:language="es"/>
    </style:style>
    <style:style style:name="P18" style:parent-style-name="Normal" style:family="paragraph">
      <style:text-properties style:font-name="Calibri" style:font-name-asian="Calibri" style:font-name-complex="Calibri" fo:language="es"/>
    </style:style>
    <style:style style:name="P19" style:parent-style-name="Normal" style:family="paragraph">
      <style:text-properties style:font-name="Calibri" style:font-name-asian="Calibri" style:font-name-complex="Calibri" fo:language="es"/>
    </style:style>
    <style:style style:name="P20" style:parent-style-name="Normal" style:family="paragraph">
      <style:text-properties style:font-name="Calibri" style:font-name-asian="Calibri" style:font-name-complex="Calibri" fo:language="es"/>
    </style:style>
  </office:automatic-styles>
  <office:body>
    <office:text text:use-soft-page-breaks="true">
      <text:p text:style-name="P1"><text:span text:style-name="T2">PODCAST. Por Paco Aldarias.<text:s/></text:span></text:p>
      <text:p text:style-name="P3"><text:span text:style-name="T4">TEMA 3 PARTE<text:s/></text:span><text:span text:style-name="T5">5 BASES DE DATOS</text:span></text:p>
      <text:p text:style-name="P6">Una base de dato<text:s/>relacional<text:s/>es una colección de información organizado en tablas que se relacionan.<text:s/><text:s/>Asi por ejemplo en una base de datos de un centro educativo tendremos tablas de alumnos, asignaturas, notas, etc.</text:p>
      <text:p text:style-name="P7">En una base de datos relacional los campos son las columnas de las tablas, <text:s/>los registros son las filas.</text:p>
      <text:p text:style-name="P8">En una tabla de alumnos<text:s/>tendremos los campos llamados<text:s/>nombre, apellidos, telefono, etc,<text:s/><text:s/>El campo nombre tiene un <text:s/>tipo de datos de tipo texto, el campo edad el tipo de datos es numérico.<text:s/></text:p>
      <text:p text:style-name="P9">En las tablas, siempre un campo especial que es no nulo y único que es llamado campo clave<text:s/>o tambien llamado clave primaria, que se usa<text:s/>busquedas.<text:s/>Es decir,<text:s/>los campos clave sirve para identificar de manera exclusiva los registros de una tabla. Un campo clave para la tabla persona seria el dni.</text:p>
      <text:p text:style-name="P10">Cuando un<text:s/>campo se indexa, es decir, se crea unos índices como el de los libros que permite encontrar antes el dato buscado.</text:p>
      <text:p text:style-name="Normal"><text:span text:style-name="T11">Puede haber campos indexados que no sean claves, y son los utilizados para busquedas, como por ejemplo el numero de la seguridad social.</text:span></text:p>
      <text:p text:style-name="P12">Asociado a una o varias tablas podemos tener vistas, informes y consultas.<text:s/></text:p>
      <text:p text:style-name="P13">Un Informes seria como formateamos los datos para que sean más claros. Asi podemos obtener un informe de ventas de este més.</text:p>
      <text:p text:style-name="P14">Las consultas <text:s/>permite interrogar a la base de datos para que nos muestre cierta información de una<text:s/>o<text:s/>más tablas.</text:p>
      <text:p text:style-name="P15">Una vista es la información que queremos ver de una o más tablas. <text:s/>Seria como una tabla virtual que se usa temporalmente para<text:s/>hacer informes o consultas.</text:p>
      <text:p text:style-name="P16">SQL es un lenguajes estructurado de consulta de base de datos. Existen instrucciones de<text:s/>slq para crear tablas, añadir registros o consultar registro.<text:s/>Existen en la actualidad herramientas que permiten crear consultas SQL con Inteligencia Artificial como chatgtp.</text:p>
      <text:p text:style-name="P17"/>
      <text:p text:style-name="P18"/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DARIAS RAYA, FRANCISCO</meta:initial-creator>
    <dc:creator>ALDARIAS RAYA, FRANCISCO</dc:creator>
    <meta:creation-date>2023-12-19T15:33:00Z</meta:creation-date>
    <dc:date>2023-12-19T15:33:00Z</dc:date>
    <meta:template xlink:href="Normal.dotm" xlink:type="simple"/>
    <meta:editing-cycles>1</meta:editing-cycles>
    <meta:editing-duration>PT0S</meta:editing-duration>
    <meta:document-statistic meta:page-count="1" meta:paragraph-count="3" meta:word-count="286" meta:character-count="1859" meta:row-count="13" meta:non-whitespace-character-count="1576"/>
  </office:meta>
</office:document-meta>
</file>